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4f9c" officeooo:paragraph-rsid="00104f9c"/>
    </style:style>
    <style:style style:name="P2" style:family="paragraph" style:parent-style-name="Standard">
      <style:paragraph-properties fo:text-align="justify" style:justify-single-word="false"/>
      <style:text-properties officeooo:rsid="00104f9c" officeooo:paragraph-rsid="00104f9c"/>
    </style:style>
    <style:style style:name="P3" style:family="paragraph" style:parent-style-name="Standard">
      <style:paragraph-properties fo:text-align="justify" style:justify-single-word="false"/>
      <style:text-properties officeooo:rsid="00104f9c" officeooo:paragraph-rsid="0011aa85"/>
    </style:style>
    <style:style style:name="P4" style:family="paragraph" style:parent-style-name="Standard">
      <style:paragraph-properties fo:text-align="justify" style:justify-single-word="false"/>
      <style:text-properties officeooo:rsid="0011aa85" officeooo:paragraph-rsid="0011aa85"/>
    </style:style>
    <style:style style:name="P5" style:family="paragraph" style:parent-style-name="Standard">
      <style:text-properties fo:font-weight="bold" officeooo:rsid="00104f9c" officeooo:paragraph-rsid="00104f9c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127541" officeooo:paragraph-rsid="00127541"/>
    </style:style>
    <style:style style:name="T1" style:family="text">
      <style:text-properties officeooo:rsid="0011aa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Используемые инструменты и полезные ссылки</text:p>
      <text:p text:style-name="P2"/>
      <text:p text:style-name="P3">Основная часть приложения написано на Django — это Python фреймворк для разработки web-приложений. Есть много литературы и кратких к<text:span text:style-name="T1">у</text:span>рсов по нему . Могу посоветовать вот такой, там все описано очень простым языком и не составит труда быстро освоить этот инструмент (к тому же там все по-русски).</text:p>
      <text:p text:style-name="P2"/>
      <text:p text:style-name="P2"><text:span text:style-name="T1">Понятный туториал — </text:span><text:a xlink:type="simple" xlink:href="https://tutorial.djangogirls.org/ru/django/" text:style-name="Internet_20_link" text:visited-style-name="Visited_20_Internet_20_Link">https://tutorial.djangogirls.org/ru/django/</text:a></text:p>
      <text:p text:style-name="P4">Официальная документация на русском языке — <text:a xlink:type="simple" xlink:href="https://djbook.ru/rel1.9/" text:style-name="Internet_20_link" text:visited-style-name="Visited_20_Internet_20_Link">https://djbook.ru/rel1.9/</text:a> </text:p>
      <text:p text:style-name="P2"/>
      <text:p text:style-name="P2"/>
      <text:p text:style-name="P2">Функции API написаны на Django REST framework — это надстройка над Django, которая облегчает процесс написания API. Вот ссылка на официальную документацию, там есть и туториалы, но там уже все по-английски. </text:p>
      <text:p text:style-name="P2"/>
      <text:p text:style-name="P2">Официальная документация — <text:a xlink:type="simple" xlink:href="http://www.django-rest-framework.org/" text:style-name="Internet_20_link" text:visited-style-name="Visited_20_Internet_20_Link">http://www.django-rest-framework.org/</text:a></text:p>
      <text:p text:style-name="P2">Quickstart — <text:a xlink:type="simple" xlink:href="http://www.django-rest-framework.org/tutorial/quickstart/" text:style-name="Internet_20_link" text:visited-style-name="Visited_20_Internet_20_Link">http://www.django-rest-framework.org/tutorial/quickstart/</text:a> </text:p>
      <text:p text:style-name="P3">Статья на Хабре — <text:a xlink:type="simple" xlink:href="https://habrahabr.ru/post/160117/" text:style-name="Internet_20_link" text:visited-style-name="Visited_20_Internet_20_Link"><text:span text:style-name="T1">https://habrahabr.ru/post/160117/</text:span></text:a></text:p>
      <text:p text:style-name="P2"/>
      <text:p text:style-name="P2"/>
      <text:p text:style-name="P2">Автотесты на все это написаны на Robot Framework — модная штука сейчас, тоже довольно простая в освоении, вот ссылка на документацию и она тоже на английском.</text:p>
      <text:p text:style-name="P2"/>
      <text:p text:style-name="P4">Официальная документация — <text:a xlink:type="simple" xlink:href="http://robotframework.org/" text:style-name="Internet_20_link" text:visited-style-name="Visited_20_Internet_20_Link">http://robotframework.org/</text:a> </text:p>
      <text:p text:style-name="P4">Неплохо описана основная суть фреймворка по-русски — <text:a xlink:type="simple" xlink:href="http://python4u.blogspot.ru/2012/07/robot-framework.html" text:style-name="Internet_20_link" text:visited-style-name="Visited_20_Internet_20_Link">http://python4u.blogspot.ru/2012/07/robot-framework.html</text:a> </text:p>
      <text:p text:style-name="P4"/>
      <text:p text:style-name="P4"/>
      <text:p text:style-name="P6">Ссылки на Python не прилагаю, так как в чистом виде он не используется и по нему достаточно литературы. При установке всех этих вещей необходимо использовать командную <text:s/>строку Linux. По её использованию тоже много доступной информации.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2:31:00.582464861</meta:creation-date>
    <dc:date>2018-02-03T12:52:13.046394893</dc:date>
    <meta:editing-duration>PT10M2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68" meta:character-count="1420" meta:non-whitespace-character-count="1248"/>
  </office:meta>
</office:document-meta>
</file>